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11.4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co_r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, C3, C10, C17, C24, 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murata/grm2195c1h103ja01d/cap-0-01-f-50v-5-c0g-np0-0805/dp/88200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1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yageo/cc0805jrnpo9bn220/cap-22pf-50v-5-c0g-np0-0805/dp/13625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9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multicomp/mc0805n681j101ct/cap-680pf-100v-5-c0g-np0-0805/dp/1759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7, C13, C14, C1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multicomp/mc0805n102j101ct/cap-1000pf-100v-5-c0g-np0-0805/dp/17592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multicomp/mca0805c471jct/cap-470pf-100v-5-c0g-np0-0805/dp/94062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16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multicomp/mc0805n102j101ct/cap-1000pf-100v-5-c0g-np0-0805/dp/17592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9, C22</text:p>
          </table:table-cell>
          <table:table-cell office:value-type="string" calcext:value-type="string">
            <text:p>1.5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tdk/cga4c2c0g2a152j060aa/cap-1500pf-100v-5-c0g-np0-0805/dp/22109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tdk/cga4f2np02a222j085aa/cap-aec-q200-2200pf-100v-mlcc/dp/36513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6, C27, C28, C29</text:p>
          </table:table-cell>
          <table:table-cell office:value-type="string" calcext:value-type="string">
            <text:p>15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tdk/c2012c0g2a153j085ac/cap-0-015-f-100v-5-c0g-np0-0805/dp/29067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0, C31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multicomp/mc0805n270j500ct/cap-27pf-50v-5-c0g-np0-0805/dp/17591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tdk/cga4j2x7r2a153k125aa/cap-0-015-f-100v-10-x7r-0805/dp/22109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6, C38</text:p>
          </table:table-cell>
          <table:table-cell office:value-type="string" calcext:value-type="string">
            <text:p>3.3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tdk/cga4j2c0g2a332j125aa/cap-3300pf-100v-5-c0g-np0-0805/dp/2210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uk.farnell.com/tdk/c2012np02a472j125aa/cap-4700pf-100v-mlcc-0805/dp/36510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antalum_SMD:CP_EIA-3528-21_Kemet-B</text:p>
          </table:table-cell>
          <table:table-cell office:value-type="string" calcext:value-type="string">
            <text:p>https://uk.farnell.com/kemet/t591b107m004ate045/cap-100uf-4v-tant-polymer-case/dp/35218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1, FB2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https://uk.farnell.com/tdk/mmz2012y102b/ferrite-bead-0-3ohm-500ma-0805/dp/16697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https://uk.farnell.com/pro-signal/abs-245-rc/speaker-0-5w-10khz-8-ohm/dp/27830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eadphone</text:p>
          </table:table-cell>
          <table:table-cell office:value-type="string" calcext:value-type="string">
            <text:p>reciever:jack3.5mm switched</text:p>
          </table:table-cell>
          <table:table-cell office:value-type="string" calcext:value-type="string">
            <text:p>https://uk.farnell.com/cliff-electronic-components/fc68133/stereo-jack-3-5mm-5pos-pcb/dp/25181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I2C Display</text:p>
          </table:table-cell>
          <table:table-cell office:value-type="string" calcext:value-type="string">
            <text:p>reciever:SDD1306</text:p>
          </table:table-cell>
          <table:table-cell office:value-type="string" calcext:value-type="string">
            <text:p>https://www.amazon.co.uk/dp/B08ZKW6KM1?ref_=pe_27063361_487360311_302_E_DDE_dt_1&amp;th=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Connector_Coaxial:SMA_Samtec_SMA-J-P-X-ST-EM1_EdgeMount</text:p>
          </table:table-cell>
          <table:table-cell office:value-type="string" calcext:value-type="string">
            <text:p>https://uk.farnell.com/rf-solutions/con-sma-edge-s/sma-female-connector-pcb-edge/dp/34984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https://www.amazon.co.uk/dp/B00OK6BFGS/ref=pe_27063361_485629781_TE_ite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https://uk.farnell.com/multicomp/mcft000101/inductor-330nh-0603/dp/17118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3, L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https://uk.farnell.com/multicomp/mcft000128/inductor-1000nh-0805/dp/17118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5, L13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https://uk.farnell.com/multicomp/mcft000120/inductor-220nh-0805/dp/17118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6, L7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https://uk.farnell.com/multicomp/mcft000130/inductor-2200nh-0805/dp/17118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, L9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string" calcext:value-type="string">
            <text:p>https://uk.farnell.com/multicomp/mcft000132/inductor-4700nh-0805/dp/17118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walsin/wf08p47r0ftl/res-47r-1-0-25w-0805-thick-film/dp/26700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vishay/crcw080510k0fkta/res-10k-1-0-125w-0805-thick-film/dp/16529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, R4, R5, R6, R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multicomp/mc01w08051100r/res-100r-1-0-1w-0805-thick-film/dp/93323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bourns/cr0805-fx-1003elf/res-100k-1-0-125w-0805-thick-film/dp/23335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bourns/cr0805-fx-2200elf/res-220r-1-0-125w-0805-thick-film/dp/41536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2, R15, 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multicomp/mcwr08x1001ftl/res-1k-1-0-125w-0805-thick-film/dp/24475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1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uk.farnell.com/multicomp/mcwr08x4700ftl/res-470r-1-0-125w-thick-film/dp/2447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Rotary_Encoder:RotaryEncoder_Alps_EC11E-Switch_Vertical_H20mm</text:p>
          </table:table-cell>
          <table:table-cell office:value-type="string" calcext:value-type="string">
            <text:p>https://uk.farnell.com/tt-electronics-bi-technologies/en11-hsm1af15/incremental-encoder/dp/17827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2, 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31-2LFS</text:p>
          </table:table-cell>
          <table:table-cell office:value-type="string" calcext:value-type="string">
            <text:p>https://uk.farnell.com/alps/skhhlma010/switch-tactile-pcb-r-a-0-98n/dp/16564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Button_Switch_THT:SW_Slide_1P2T_CK_OS102011MS2Q</text:p>
          </table:table-cell>
          <table:table-cell office:value-type="string" calcext:value-type="string">
            <text:p>https://uk.farnell.com/c-k-components/os102011ma1qn1/switch-spdt-0-1a-12v-pcb-r-a/dp/12014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74CBT3251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www.digikey.co.uk/en/products/detail/SN74CBT3251DR/296-49883-1-ND/9462753?utm_medium=email&amp;utm_source=oce&amp;utm_campaign=3098_OCE20RT&amp;utm_content=productdetail_UK&amp;utm_cid=1152509&amp;so=64190438&amp;mkt_tok=eyJpIjoiTTJVd05EQTJPVGRpWkRRMSIsInQiOiJwY2pYXC81TmZHTkxcLzFpWVNlVG9VK2dDMG1VU3IzS2RJNjFTdmxVUFpWck5pQnU1MkZZWllVRlVPUm1WTXFQclN1SUdrUWczK2dlaTVSbWJnWU94RThwYmczVGE0OVwvK1hMaFhBUm14R1RuWVhIeUhJMWhPMFFtTmRnbXNqXC96V2YifQ%3D%3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TC6227</text:p>
          </table:table-cell>
          <table:table-cell office:value-type="string" calcext:value-type="string">
            <text:p>Package_SO:MSOP-8-1EP_3x3mm_P0.65mm_EP1.68x1.88mm</text:p>
          </table:table-cell>
          <table:table-cell office:value-type="string" calcext:value-type="string">
            <text:p>https://uk.farnell.com/analog-devices/ltc6227ims8e-pbf/op-amp-420mhz-40-to-85deg-c-msop/dp/40212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FST3253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www.digikey.co.uk/en/products/detail/rochester-electronics-llc/FST3253MX/126185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reciever:RPi_Pico_SMD_TH</text:p>
          </table:table-cell>
          <table:table-cell office:value-type="string" calcext:value-type="string">
            <text:p>https://thepihut.com/products/raspberry-pi-pico?variant=41925332533443&amp;currency=GBP&amp;utm_medium=product_sync&amp;utm_source=google&amp;utm_content=sag_organic&amp;utm_campaign=sag_organic&amp;gclid=CjwKCAjw8symBhAqEiwAaTA__PENUZNe6ji1IatOHPPOAjjE6Tn3ZKYJ-3nVf4ks1NORWqyGdBtbJxoCBDMQAvD_Bw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TC6226xS8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s://uk.farnell.com/analog-devices/ltc6226hs8-pbf/op-amp-420mhz-40-to-125deg-c-nsoic/dp/4021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8T13:50:36.960296750</dc:date>
    <meta:editing-duration>PT44M6S</meta:editing-duration>
    <meta:editing-cycles>2</meta:editing-cycles>
    <meta:generator>LibreOffice/7.3.7.2$Linux_X86_64 LibreOffice_project/30$Build-2</meta:generator>
    <meta:document-statistic meta:table-count="1" meta:cell-count="255" meta:object-count="0"/>
  </office:meta>
</office:document-meta>
</file>